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000000140616316DD.png"/>
  <manifest:file-entry manifest:media-type="image/png" manifest:full-path="Pictures/1000000000000140000001E019B1E73C.png"/>
  <manifest:file-entry manifest:media-type="image/png" manifest:full-path="Pictures/10000000000001E000000140622E74E1.png"/>
  <manifest:file-entry manifest:media-type="image/png" manifest:full-path="Pictures/1000000000000140000001E000FED9C5.png"/>
  <manifest:file-entry manifest:media-type="image/png" manifest:full-path="Pictures/1000000000000140000001E0FE20425D.png"/>
  <manifest:file-entry manifest:media-type="image/png" manifest:full-path="Pictures/1000000000000140000001E070F9F731.png"/>
  <manifest:file-entry manifest:media-type="image/png" manifest:full-path="Pictures/1000000000000140000001E0390820A0.png"/>
  <manifest:file-entry manifest:media-type="image/png" manifest:full-path="Pictures/1000000000000140000001E05E11E628.png"/>
  <manifest:file-entry manifest:media-type="image/png" manifest:full-path="Pictures/1000000000000140000001E07929ADFD.png"/>
  <manifest:file-entry manifest:media-type="image/png" manifest:full-path="Pictures/10000000000001E000000140F96F3092.png"/>
  <manifest:file-entry manifest:media-type="image/png" manifest:full-path="Pictures/1000000000000140000001E0B04F9D6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fo:min-height="22.359cm"/>
    </style:style>
    <style:style style:name="gr4" style:family="graphic" style:parent-style-name="standard">
      <style:graphic-properties draw:stroke="none" draw:fill="none" draw:fill-color="#ffffff" fo:min-height="14.059cm"/>
    </style:style>
    <style:style style:name="pr1" style:family="presentation" style:parent-style-name="Default-title">
      <style:graphic-properties fo:min-height="3.256cm"/>
    </style:style>
    <style:style style:name="pr2" style:family="presentation" style:parent-style-name="Default-outline1">
      <style:graphic-properties fo:min-height="18.415cm"/>
    </style:style>
    <style:style style:name="pr3" style:family="presentation" style:parent-style-name="Default-notes">
      <style:graphic-properties draw:fill-color="#ffffff" draw:auto-grow-height="true" fo:min-height="12.573cm"/>
    </style:style>
    <style:style style:name="pr4" style:family="presentation" style:parent-style-name="Default-notes">
      <style:graphic-properties draw:fill-color="#ffffff" fo:min-height="12.322cm"/>
    </style:style>
    <style:style style:name="pr5" style:family="presentation" style:parent-style-name="Default-outline1">
      <style:graphic-properties fo:min-height="17.78cm"/>
    </style:style>
    <style:style style:name="pr6" style:family="presentation" style:parent-style-name="Default-outline1">
      <style:graphic-properties fo:min-height="19.685cm"/>
    </style:style>
    <style:style style:name="pr7" style:family="presentation" style:parent-style-name="Default-title">
      <style:graphic-properties draw:auto-grow-height="true" fo:min-height="3.507cm"/>
    </style:style>
    <style:style style:name="pr8" style:family="presentation" style:parent-style-name="Default-outline1">
      <style:graphic-properties fo:min-height="13.609cm"/>
    </style:style>
    <style:style style:name="pr9" style:family="presentation" style:parent-style-name="Default-title">
      <style:graphic-properties fo:min-height="3.583cm"/>
    </style:style>
    <style:style style:name="pr10" style:family="presentation" style:parent-style-name="Default-outline1">
      <style:graphic-properties draw:auto-grow-height="true" fo:min-height="18.415cm"/>
    </style:style>
    <style:style style:name="pr11" style:family="presentation" style:parent-style-name="Default-outline1">
      <style:graphic-properties fo:min-height="16.51cm"/>
    </style:style>
    <style:style style:name="P1" style:family="paragraph">
      <style:text-properties fo:font-weight="bold" style:font-weight-asian="bold" style:font-weight-complex="bold"/>
    </style:style>
    <style:style style:name="P2" style:family="paragraph">
      <style:paragraph-properties fo:text-align="center"/>
    </style:style>
    <style:style style:name="P3" style:family="paragraph">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size="12pt" style:font-size-asian="12pt" style:font-size-complex="12pt"/>
    </style:style>
    <style:style style:name="T4" style:family="text">
      <style:text-properties fo:color="#000000" fo:font-family="Arial" style:font-family-generic="swiss" style:font-pitch="variable" fo:font-size="32pt" fo:font-weight="bold" style:font-family-asian="'Courier New'" style:font-family-generic-asian="modern" style:font-pitch-asian="fixed" style:font-size-asian="32pt" style:font-weight-asian="bold" style:font-family-complex="'Courier New'" style:font-family-generic-complex="modern" style:font-pitch-complex="fixed" style:font-size-complex="32pt" style:font-weight-complex="bold"/>
    </style:style>
    <style:style style:name="T5" style:family="text">
      <style:text-properties fo:color="#000000" fo:font-family="Arial" style:font-family-generic="swiss" style:font-pitch="variable" fo:font-size="20pt" fo:font-weight="normal" style:font-family-asian="'Courier New'" style:font-family-generic-asian="modern" style:font-pitch-asian="fixed" style:font-size-asian="20pt" style:font-weight-asian="normal" style:font-family-complex="'Courier New'" style:font-family-generic-complex="modern" style:font-pitch-complex="fixed" style:font-size-complex="20pt" style:font-weight-complex="normal"/>
    </style:style>
    <style:style style:name="T6" style:family="text">
      <style:text-properties fo:font-size="20pt" fo:font-weight="normal" style:font-size-asian="20pt" style:font-weight-asian="normal" style:font-size-complex="20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text-style-name="P1" draw:layer="layout" svg:width="25.199cm" svg:height="3.256cm" svg:x="1.27cm" svg:y="-0.635cm" presentation:class="title" presentation:user-transformed="true">
          <draw:text-box>
            <text:p><text:span text:style-name="T1">Menu examples</text:span></text:p>
          </draw:text-box>
        </draw:frame>
        <draw:frame presentation:style-name="pr2" draw:layer="layout" svg:width="25.199cm" svg:height="19.723cm" svg:x="1.4cm" svg:y="1.905cm" presentation:class="outline" presentation:user-transformed="true">
          <draw:text-box>
            <text:list text:style-name="L2">
              <text:list-item>
                <text:p>Application menus a.k.a options menu, Android launches this menu when user presses the menu key on their phone</text:p>
              </text:list-item>
              <text:list-item>
                <text:p>Options Menu - appears at the bottom of the screen can display up to 6 if more than 6 the 6<text:span text:style-name="T2">th</text:span> menu will show as “More”, <text:s/>when you click on it, it will show the rest of the menus</text:p>
              </text:list-item>
              <text:list-item>
                <text:p>Context Menus - when user long-press on a widget, context menu will pop up.</text:p>
              </text:list-item>
              <text:list-item>
                <text:p>How to implement them?</text:p>
                <text:list>
                  <text:list-item>
                    <text:list>
                      <text:list-item>
                        <text:p>Options Menu, you will need to implement onCreateOptionsMenu()</text:p>
                      </text:list-item>
                      <text:list-item>
                        <text:p>Context Menu, implement onCreateContextMenu() plus<text:line-break/>registering the context menu with the interested widget<text:line-break/></text:p>
                      </text:list-item>
                    </text:list>
                  </text:list-item>
                </text:list>
              </text:list-item>
            </text:list>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1">
        <draw:frame draw:style-name="gr2" draw:text-style-name="P2" draw:layer="layout" svg:width="8.466cm" svg:height="12.699cm" svg:x="4.234cm" svg:y="3.811cm">
          <draw:image xlink:href="Pictures/1000000000000140000001E05E11E628.png" xlink:type="simple" xlink:show="embed" xlink:actuate="onLoad">
            <text:p/>
          </draw:image>
        </draw:frame>
        <draw:frame draw:style-name="gr2" draw:text-style-name="P2" draw:layer="layout" svg:width="8.466cm" svg:height="12.699cm" svg:x="13.759cm" svg:y="3.81cm">
          <draw:image xlink:href="Pictures/1000000000000140000001E0390820A0.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4"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1">
        <draw:frame presentation:style-name="pr1" draw:text-style-name="P1" draw:layer="layout" svg:width="25.199cm" svg:height="3.256cm" svg:x="1.471cm" svg:y="-0.635cm" presentation:class="title" presentation:user-transformed="true">
          <draw:text-box>
            <text:p text:style-name="P1"><text:span text:style-name="T1">Separate layout from Java</text:span></text:p>
          </draw:text-box>
        </draw:frame>
        <draw:frame presentation:style-name="pr5" draw:layer="layout" svg:width="25.199cm" svg:height="17.78cm" svg:x="1.4cm" svg:y="2.54cm" presentation:class="outline" presentation:user-transformed="true">
          <draw:text-box>
            <text:list text:style-name="L2">
              <text:list-item>
                <text:p>Define Menu items in xml file and save it in res/menu/ folder</text:p>
              </text:list-item>
              <text:list-item>
                <text:p>Use an inflater to load them into activity</text:p>
              </text:list-item>
              <text:list-item>
                <text:p><text:s/>A menu snippet</text:p>
              </text:list-item>
            </text:list>
          </draw:text-box>
        </draw:frame>
        <draw:frame draw:style-name="gr3" draw:text-style-name="P3" draw:layer="layout" svg:width="23.998cm" svg:height="22.609cm" svg:x="2.037cm" svg:y="8.89cm">
          <draw:text-box>
            <text:p text:style-name="P3"><text:span text:style-name="T3">&lt;?xml version="1.0" encoding="utf-8"?&gt;</text:span></text:p>
            <text:p text:style-name="P3"><text:span text:style-name="T3">&lt;menu xmlns:android="http://schemas.android.com/apk/res/android"&gt;</text:span></text:p>
            <text:p text:style-name="P3"><text:span text:style-name="T3">&lt;item android:id=""</text:span></text:p>
            <text:p text:style-name="P3"><text:span text:style-name="T3">android:title=""</text:span></text:p>
            <text:p text:style-name="P3"><text:span text:style-name="T3">android:orderInCategory=""</text:span></text:p>
            <text:p text:style-name="P3"><text:span text:style-name="T3">android:icon="" /&gt;</text:span></text:p>
            <text:p text:style-name="P3"><text:span text:style-name="T3">&lt;group android:id=""</text:span></text:p>
            <text:p text:style-name="P3"><text:span text:style-name="T3">android:menuCategory=""</text:span></text:p>
            <text:p text:style-name="P3"><text:span text:style-name="T3">android:visible=""&gt;</text:span></text:p>
            <text:p text:style-name="P3"><text:span text:style-name="T3">&lt;item android:id=""</text:span></text:p>
            <text:p text:style-name="P3"><text:span text:style-name="T3">android:orderInCategory=""</text:span></text:p>
            <text:p text:style-name="P3"><text:span text:style-name="T3">android:title="" /&gt;</text:span></text:p>
            <text:p text:style-name="P3"><text:span text:style-name="T3">&lt;/group&gt;</text:span></text:p>
            <text:p text:style-name="P3"><text:span text:style-name="T3">&lt;item android:id=""</text:span></text:p>
            <text:p text:style-name="P3"><text:span text:style-name="T3">android:orderInCategory=""</text:span></text:p>
            <text:p text:style-name="P3"><text:span text:style-name="T3">android:title=""&gt;</text:span></text:p>
            <text:p text:style-name="P3"><text:span text:style-name="T3">&lt;menu&gt;</text:span><text:span text:style-name="T3"><text:tab/></text:span><text:span text:style-name="T3"><text:tab/></text:span><text:span text:style-name="T3"><text:tab/></text:span><text:span text:style-name="T3"><text:tab/></text:span></text:p>
            <text:p text:style-name="P3"><text:span text:style-name="T3">&lt;item android:id=""</text:span></text:p>
            <text:p text:style-name="P3"><text:span text:style-name="T3">android:title=""</text:span></text:p>
            <text:p text:style-name="P3"><text:span text:style-name="T3">android:visible=""</text:span></text:p>
            <text:p text:style-name="P3"><text:span text:style-name="T3">android:alphabeticShortcut=""/&gt;</text:span></text:p>
            <text:p text:style-name="P3"><text:span text:style-name="T3">&lt;/menu&gt;</text:span></text:p>
            <text:p text:style-name="P3"><text:span text:style-name="T3">&lt;/item&gt;</text:span></text:p>
            <text:p text:style-name="P3"><text:span text:style-name="T3">&lt;/menu&gt;</text:span></text:p>
            <text:p text:style-name="P3"><text:span text:style-name="T3"/></text:p>
          </draw:text-box>
        </draw:frame>
        <presentation:notes draw:style-name="dp2">
          <draw:page-thumbnail draw:style-name="gr1" draw:layer="layout" svg:width="13.968cm" svg:height="10.476cm" svg:x="3.81cm" svg:y="2.123cm" draw:page-number="3" presentation:class="page"/>
          <draw:frame presentation:style-name="pr4"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1">
        <draw:frame presentation:style-name="pr6" draw:layer="layout" svg:width="25.199cm" svg:height="20.359cm" svg:x="1.4cm" svg:y="0.635cm" presentation:class="outline" presentation:user-transformed="true">
          <draw:text-box>
            <text:list text:style-name="L2">
              <text:list-item>
                <text:p>Item elements are menus and groups represent a collection of menus which can be reacted as a group</text:p>
              </text:list-item>
              <text:list-item>
                <text:p>Submenus are child menus of a specific menu you can declare them as child of an item, it cannot support another submenu</text:p>
              </text:list-item>
              <text:list-item>
                <text:p>Every menu item has a set of attributes you can specify to customize menu options.</text:p>
                <text:list>
                  <text:list-item>
                    <text:list>
                      <text:list-item>
                        <text:p>Title – name displayed in the menu</text:p>
                      </text:list-item>
                      <text:list-item>
                        <text:p>Icon – an icon display above title</text:p>
                      </text:list-item>
                      <text:list-item>
                        <text:p>Order – order of the menu</text:p>
                      </text:list-item>
                      <text:list-item>
                        <text:p>Enabled – will this menu item be clickable</text:p>
                      </text:list-item>
                      <text:list-item>
                        <text:p>Visible – show or not to the user</text:p>
                      </text:list-item>
                      <text:list-item>
                        <text:p>Shortcut – press a key to activate a menu item</text:p>
                      </text:list-item>
                    </text:list>
                  </text:list-item>
                </text:list>
                <text:p/>
              </text:list-item>
            </text:list>
          </draw:text-box>
        </draw:frame>
        <presentation:notes draw:style-name="dp2">
          <draw:page-thumbnail draw:style-name="gr1" draw:layer="layout" svg:width="13.968cm" svg:height="10.476cm" svg:x="3.81cm" svg:y="2.123cm" draw:page-number="4" presentation:class="page"/>
          <draw:frame presentation:style-name="pr4"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1">
        <draw:frame presentation:style-name="pr7" draw:text-style-name="P1" draw:layer="layout" svg:width="25.199cm" svg:height="3.507cm" svg:x="1.4cm" svg:y="0.837cm" presentation:class="title">
          <draw:text-box>
            <text:p text:style-name="P1"><text:span text:style-name="T1">How to register a context menu for a list of items?</text:span></text:p>
          </draw:text-box>
        </draw:frame>
        <draw:frame presentation:style-name="pr8" draw:layer="layout" svg:width="25.199cm" svg:height="13.609cm" svg:x="1.4cm" svg:y="4.914cm" presentation:class="outline" presentation:user-transformed="true">
          <draw:text-box>
            <text:list text:style-name="L2">
              <text:list-item>
                <text:p>Register a ListView</text:p>
              </text:list-item>
              <text:list-item>
                <text:p>If your Activity uses a ListView and you want all list items to provide a context menu, register all items for a context menu by passing the ListView to registerForContextMenu(). For example, if you're using a ListActivity, register all list items like this:registerForContextMenu(getListView());</text:p>
              </text:list-item>
            </text:list>
          </draw:text-box>
        </draw:frame>
        <presentation:notes draw:style-name="dp2">
          <draw:page-thumbnail draw:style-name="gr1" draw:layer="layout" svg:width="13.968cm" svg:height="10.476cm" svg:x="3.81cm" svg:y="2.123cm" draw:page-number="5" presentation:class="page"/>
          <draw:frame presentation:style-name="pr4"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1">
        <draw:frame draw:style-name="gr2" draw:text-style-name="P2" draw:layer="layout" svg:width="8.466cm" svg:height="12.699cm" svg:x="3.81cm" svg:y="3.811cm">
          <draw:image xlink:href="Pictures/1000000000000140000001E019B1E73C.png" xlink:type="simple" xlink:show="embed" xlink:actuate="onLoad">
            <text:p/>
          </draw:image>
        </draw:frame>
        <draw:frame draw:style-name="gr2" draw:text-style-name="P2" draw:layer="layout" svg:width="8.466cm" svg:height="12.699cm" svg:x="15.029cm" svg:y="3.811cm">
          <draw:image xlink:href="Pictures/1000000000000140000001E07929ADFD.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4"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1">
        <draw:frame presentation:style-name="pr7" draw:text-style-name="P1" draw:layer="layout" svg:width="25.199cm" svg:height="3.507cm" svg:x="1.471cm" svg:y="-0.967cm" presentation:class="title" presentation:user-transformed="true">
          <draw:text-box>
            <text:p text:style-name="P1"><text:span text:style-name="T1">Pop ups! (alerts and toasts)</text:span></text:p>
          </draw:text-box>
        </draw:frame>
        <draw:frame presentation:style-name="pr2" draw:layer="layout" svg:width="25.199cm" svg:height="18.415cm" svg:x="1.4cm" svg:y="1.905cm" presentation:class="outline" presentation:user-transformed="true">
          <draw:text-box>
            <text:list text:style-name="L2">
              <text:list-item>
                <text:p>Popups are implemented by Android system, you can use this little popup to give user a notification.</text:p>
              </text:list-item>
              <text:list-item>
                <text:p>What Android provides us with are toasts and alerts.</text:p>
              </text:list-item>
              <text:list-item>
                <text:p>Toasts – operate by its own without user interaction,and it's not aggressive and won't take focus out of user's current activity. Lacking of the ability to interact user, therefore it should be used only in notification kinda messages</text:p>
              </text:list-item>
              <text:list-item>
                <text:p>You can use either default toast or customize it by supplying it a view.</text:p>
              </text:list-item>
            </text:list>
          </draw:text-box>
        </draw:frame>
        <presentation:notes draw:style-name="dp2">
          <draw:page-thumbnail draw:style-name="gr1" draw:layer="layout" svg:width="13.968cm" svg:height="10.476cm" svg:x="3.81cm" svg:y="2.123cm" draw:page-number="7" presentation:class="page"/>
          <draw:frame presentation:style-name="pr4"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1">
        <draw:frame presentation:style-name="pr6" draw:layer="layout" svg:width="25.199cm" svg:height="21.691cm" svg:x="1.4cm" svg:y="0.635cm" presentation:class="outline" presentation:user-transformed="true">
          <draw:text-box>
            <text:list text:style-name="L2">
              <text:list-item>
                <text:p>Toast.makeText(context, message, duration).show(). </text:p>
              </text:list-item>
              <text:list-item>
                <text:p>Remember those javaScript alert windows, it requires user interactions to determine what's next step. If you need this kind of functionality, then you should stick to AlertDialog. It's a modal window, which means it covers part of the screen but also reveals part of the underneath layer. It needs user to instruct what to do. This is ideal for displaying validation message, or deleting a database record.</text:p>
              </text:list-item>
              <text:list-item>
                <text:p>Here comes the AlertDialog</text:p>
                <text:list>
                  <text:list-item>
                    <text:list>
                      <text:list-item>
                        <text:p>A title</text:p>
                      </text:list-item>
                      <text:list-item>
                        <text:p>A text message for the body content</text:p>
                      </text:list-item>
                      <text:list-item>
                        <text:p>One , two, or three buttons</text:p>
                      </text:list-item>
                    </text:list>
                  </text:list-item>
                </text:list>
                <text:p/>
              </text:list-item>
            </text:list>
          </draw:text-box>
        </draw:frame>
        <presentation:notes draw:style-name="dp2">
          <draw:page-thumbnail draw:style-name="gr1" draw:layer="layout" svg:width="13.968cm" svg:height="10.476cm" svg:x="3.81cm" svg:y="2.123cm" draw:page-number="8" presentation:class="page"/>
          <draw:frame presentation:style-name="pr4"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1">
        <draw:frame draw:style-name="gr2" draw:text-style-name="P2" draw:layer="layout" svg:width="8.466cm" svg:height="12.699cm" svg:x="4.869cm" svg:y="3.81cm">
          <draw:image xlink:href="Pictures/1000000000000140000001E0B04F9D67.png" xlink:type="simple" xlink:show="embed" xlink:actuate="onLoad">
            <text:p/>
          </draw:image>
        </draw:frame>
        <draw:frame draw:style-name="gr2" draw:text-style-name="P2" draw:layer="layout" svg:width="8.466cm" svg:height="12.699cm" svg:x="16.299cm" svg:y="3.81cm">
          <draw:image xlink:href="Pictures/1000000000000140000001E070F9F731.png" xlink:type="simple" xlink:show="embed" xlink:actuate="onLoad">
            <text:p/>
          </draw:image>
        </draw:frame>
        <draw:frame presentation:style-name="pr9" draw:layer="layout" svg:width="25.199cm" svg:height="3.583cm" svg:x="1.4cm" svg:y="0.635cm" presentation:class="title" presentation:user-transformed="true">
          <draw:text-box>
            <text:p>Dialog with Buttons</text:p>
          </draw:text-box>
        </draw:frame>
        <presentation:notes draw:style-name="dp2">
          <draw:page-thumbnail draw:style-name="gr1" draw:layer="layout" svg:width="13.968cm" svg:height="10.476cm" svg:x="3.81cm" svg:y="2.123cm" draw:page-number="9" presentation:class="page"/>
          <draw:frame presentation:style-name="pr4"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1">
        <draw:frame presentation:style-name="pr10" draw:layer="layout" svg:width="25.199cm" svg:height="18.415cm" svg:x="1.4cm" svg:y="1.905cm" presentation:class="outline" presentation:user-transformed="true">
          <draw:text-box>
            <text:list text:style-name="L2">
              <text:list-item>
                <text:p>To create an AlertDialog with a list of selectable items use the setItems() method:</text:p>
              </text:list-item>
              <text:list-item>
                <text:p>Call setTitle() to add a title to the title bar</text:p>
              </text:list-item>
              <text:list-item>
                <text:p>DialogInterface.OnClickListener defines action to take when users select an item</text:p>
              </text:list-item>
            </text:list>
          </draw:text-box>
        </draw:frame>
        <draw:frame presentation:style-name="pr1" draw:text-style-name="P1" draw:layer="layout" svg:width="25.199cm" svg:height="3.256cm" svg:x="1.471cm" svg:y="-0.635cm" presentation:class="title" presentation:user-transformed="true">
          <draw:text-box>
            <text:p text:style-name="P1"><text:span text:style-name="T1">Dialog with list</text:span></text:p>
          </draw:text-box>
        </draw:frame>
        <draw:frame draw:style-name="gr2" draw:text-style-name="P2" draw:layer="layout" svg:width="12.699cm" svg:height="8.466cm" svg:x="7.62cm" svg:y="10.16cm">
          <draw:image xlink:href="Pictures/10000000000001E000000140F96F3092.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4"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1">
        <draw:frame presentation:style-name="pr6" draw:layer="layout" svg:width="25.199cm" svg:height="19.685cm" svg:x="1.4cm" svg:y="0.635cm" presentation:class="outline" presentation:user-transformed="true">
          <draw:text-box>
            <text:list text:style-name="L2">
              <text:list-item>
                <text:p>Adding checkboxes and radiobuttons</text:p>
                <text:list>
                  <text:list-item>
                    <text:list>
                      <text:list-item>
                        <text:p>SetMultiChoiceItems() to list a multiple choiceitems</text:p>
                      </text:list-item>
                      <text:list-item>
                        <text:p>SetSingleChoiceItems() to list single-choice items</text:p>
                      </text:list-item>
                      <text:list-item>
                        <text:p>-1 indicates no default item will be selected</text:p>
                      </text:list-item>
                    </text:list>
                  </text:list-item>
                </text:list>
                <text:p/>
              </text:list-item>
            </text:list>
          </draw:text-box>
        </draw:frame>
        <draw:frame draw:style-name="gr4" draw:layer="layout" svg:width="27.091cm" svg:height="14.309cm" svg:x="1.905cm" svg:y="6.011cm">
          <draw:text-box>
            <text:p>final String[] countries = { "China", "Indian", "Russia", "Korea", "U.S" };</text:p>
            <text:p/>
            <text:p>AlertDialog.Builder builder = new AlertDialog.Builder(this);</text:p>
            <text:p>builder.setTitle("Select a country");</text:p>
            <text:p>builder.setSingleChoiceItems(countries, -1, new DialogInterface.OnClickListener()</text:p>
            <text:p>{</text:p>
            <text:p>public void onClick(DialogInterface dialog, int item)</text:p>
            <text:p>{</text:p>
            <text:p>Toast.makeText(TestAlertDialogWithAListOfSingleItems.this, countries[item], Toast.LENGTH_SHORT).show();</text:p>
            <text:p>}</text:p>
            <text:p>});</text:p>
            <text:p>builder.create().show();</text:p>
            <text:p/>
          </draw:text-box>
        </draw:frame>
        <draw:frame draw:style-name="gr2" draw:text-style-name="P2" draw:layer="layout" svg:width="12.699cm" svg:height="8.466cm" svg:x="13.97cm" svg:y="12.534cm">
          <draw:image xlink:href="Pictures/10000000000001E000000140622E74E1.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4"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1">
        <draw:frame presentation:style-name="pr1" draw:text-style-name="P1" draw:layer="layout" svg:width="25.199cm" svg:height="3.473cm" svg:x="1.27cm" svg:y="0cm" presentation:class="title" presentation:user-transformed="true">
          <draw:text-box>
            <text:p text:style-name="P1"><text:span text:style-name="T1">Remember those Ajax preloaders, we have it in Android too.</text:span></text:p>
          </draw:text-box>
        </draw:frame>
        <draw:frame presentation:style-name="pr11" draw:layer="layout" svg:width="25.199cm" svg:height="16.51cm" svg:x="1.471cm" svg:y="3.81cm" presentation:class="outline" presentation:user-transformed="true">
          <draw:text-box>
            <text:list text:style-name="L2">
              <text:list-item>
                <text:p>ProgressDialog – which is a extension of the AlertDialog that can display a progress animation like a spinning wheel.</text:p>
                <text:list>
                  <text:list-item>
                    <text:list>
                      <text:list-item>
                        <text:p>Construct with ProgressDialog dialog = ProgressDialog.show(context, "", </text:p>
                        <text:p><text:s text:c="24"/>"Loading. Please wait...", true);</text:p>
                      </text:list-item>
                    </text:list>
                  </text:list-item>
                </text:list>
              </text:list-item>
              <text:list-item>
                <text:p><text:span text:style-name="T4">Progress bar – shows the progression with an animated progress bar: like those window installers have</text:span></text:p>
                <text:list>
                  <text:list-item>
                    <text:list>
                      <text:list-item>
                        <text:p><text:span text:style-name="T5">The same process as we did for progress dialog but we need to set another style to the progress style, by calling setProgressStyle()</text:span></text:p>
                      </text:list-item>
                      <text:list-item>
                        <text:p><text:span text:style-name="T6">You can increment the amount of progress displayed in the bar by calling either setProgress() or incrementProgressBy() methods respectively</text:span></text:p>
                      </text:list-item>
                    </text:list>
                  </text:list-item>
                </text:list>
              </text:list-item>
            </text:list>
          </draw:text-box>
        </draw:frame>
        <presentation:notes draw:style-name="dp2">
          <draw:page-thumbnail draw:style-name="gr1" draw:layer="layout" svg:width="13.968cm" svg:height="10.476cm" svg:x="3.81cm" svg:y="2.123cm" draw:page-number="12" presentation:class="page"/>
          <draw:frame presentation:style-name="pr4"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1T1">
        <draw:frame draw:style-name="gr2" draw:text-style-name="P2" draw:layer="layout" svg:width="8.466cm" svg:height="12.699cm" svg:x="2.964cm" svg:y="3.811cm">
          <draw:image xlink:href="Pictures/1000000000000140000001E0FE20425D.png" xlink:type="simple" xlink:show="embed" xlink:actuate="onLoad">
            <text:p/>
          </draw:image>
        </draw:frame>
        <draw:frame draw:style-name="gr2" draw:text-style-name="P2" draw:layer="layout" svg:width="8.466cm" svg:height="12.699cm" svg:x="11.854cm" svg:y="3.811cm">
          <draw:image xlink:href="Pictures/1000000000000140000001E000FED9C5.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4"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1">
        <draw:frame presentation:style-name="pr6" draw:layer="layout" svg:width="25.199cm" svg:height="19.685cm" svg:x="1.471cm" svg:y="0.635cm" presentation:class="outline" presentation:user-transformed="true">
          <draw:text-box>
            <text:list text:style-name="L2">
              <text:list-header>
                <text:p><text:span text:style-name="T1">I know you want something personalized</text:span></text:p>
              </text:list-header>
              <text:list-item>
                <text:p>Customized Dialog – means not using default dialog look provided by Android. You can create your own by defining a layout suits your need and apply it for dialog window. You can apply it by calling setContextView() and pass it the layout <text:s/>resource ID</text:p>
              </text:list-item>
            </text:list>
          </draw:text-box>
        </draw:frame>
        <draw:frame draw:style-name="gr2" draw:text-style-name="P2" draw:layer="layout" svg:width="12.699cm" svg:height="8.466cm" svg:x="7.62cm" svg:y="10.795cm">
          <draw:image xlink:href="Pictures/10000000000001E000000140616316DD.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4"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1T1">
        <draw:frame presentation:style-name="pr1" draw:layer="layout" svg:width="25.199cm" svg:height="3.256cm" svg:x="1.4cm" svg:y="0.962cm" presentation:class="title" presentation:placeholder="true">
          <draw:text-box/>
        </draw:frame>
        <draw:frame presentation:style-name="pr8" draw:layer="layout" svg:width="25.199cm" svg:height="13.609cm" svg:x="1.4cm" svg:y="4.914cm" presentation:class="outline" presentation:placeholder="true">
          <draw:text-box/>
        </draw:frame>
        <presentation:notes draw:style-name="dp2">
          <draw:page-thumbnail draw:style-name="gr1" draw:layer="layout" svg:width="13.968cm" svg:height="10.476cm" svg:x="3.81cm" svg:y="2.123cm" draw:page-number="15" presentation:class="page"/>
          <draw:frame presentation:style-name="pr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1-01-30T20:51:14.68</meta:creation-date>
    <meta:editing-duration>PT07H08M33S</meta:editing-duration>
    <meta:editing-cycles>36</meta:editing-cycles>
    <meta:generator>OpenOffice.org/3.2$Win32 OpenOffice.org_project/320m18$Build-9502</meta:generator>
    <dc:date>2011-01-31T15:41:39.70</dc:date>
    <meta:document-statistic meta:object-count="83"/>
  </office:meta>
</office:document-meta>
</file>